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4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P15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88f6"/>
    </style:style>
    <style:style style:name="T6" style:family="text">
      <style:text-properties officeooo:rsid="0011f9c0"/>
    </style:style>
    <style:style style:name="T7" style:family="text">
      <style:text-properties officeooo:rsid="00126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1"><text:span text:style-name="T5">Modifica</text:span>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1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2"><text:s/><text:span text:style-name="T4">a. Il direttore accede alla sezione relativa </text:span><text:span text:style-name="T6">alla </text:span><text:span text:style-name="T5">modifica</text:span><text:span text:style-name="T4"> delle fasce di utenza orarie.</text:span></text:p>
            <text:p text:style-name="P13"/>
            <text:p text:style-name="P14"><text:s text:c="8"/>b. Il sistema mostra <text:span text:style-name="T7">le fasce orarie esistenti con le loro impostazioni.</text:span></text:p>
            <text:p text:style-name="P9"/>
            <text:p text:style-name="P8"><text:span text:style-name="T4">c</text:span>. <text:span text:style-name="T4">Il direttore </text:span><text:span text:style-name="T7">seleziona una fascia oraria,</text:span><text:span text:style-name="T4"> </text:span><text:span text:style-name="T5">modi</text:span><text:span text:style-name="T7">fi</text:span><text:span text:style-name="T5">ca le impostazioni settate <text:s/>e sottomette al sistema</text:span></text:p>
            <text:p text:style-name="P10"/>
            <text:p text:style-name="P15"><text:span text:style-name="T4">d</text:span>. <text:span text:style-name="T4">Il sistema conferma l'avvenut</text:span><text:span text:style-name="T7">a modifica</text:span><text:span text:style-name="T4">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4">i</text:span>l sistema mostra <text:span text:style-name="T4">la fascia oraria </text:span><text:span text:style-name="T5">aggiornata</text:span><text:span text:style-name="T4">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<text:span text:style-name="T4">2</text:span><text:span text:style-name="T5">5</text:span>: <text:span text:style-name="T5">Modifica</text:span><text:span text:style-name="T4"> fascia utenza ora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7</meta:editing-cycles>
    <meta:generator>LibreOffice/3.6$Windows_x86 LibreOffice_project/da8c1e6-fd468f4-454e206-f42a4a9-143cfd</meta:generator>
    <dc:date>2012-10-24T21:36:19.17</dc:date>
    <dc:creator>Mariella </dc:creator>
    <meta:document-statistic meta:table-count="1" meta:image-count="0" meta:object-count="0" meta:page-count="1" meta:paragraph-count="19" meta:word-count="114" meta:character-count="772" meta:non-whitespace-character-count="667"/>
    <meta:user-defined meta:name="Info 1"/>
    <meta:user-defined meta:name="Info 2"/>
    <meta:user-defined meta:name="Info 3"/>
    <meta:user-defined meta:name="Info 4"/>
  </office:meta>
</office:document-meta>
</file>